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font-name="Arial" fo:font-size="11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0b32a6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float" office:value="0" text:name="decisionprecedente_impressiondecision"/>
        <text:user-field-decl office:value-type="string" office:string-value="" text:name="passagecommissionep_impressiondecision"/>
        <text:user-field-decl office:value-type="string" office:string-value="" text:name="passagecommissionepprecedent_impress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ext:soft-page-break/>
          <table:table-row table:style-name="Tableau1.1">
            <table:table-cell table:style-name="Tableau1.A1" office:value-type="string">
              <text:p text:style-name="P25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5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3">DPAS/SIS/BADA/SUSPENSION/</text:span><text:span text:style-name="T3"><text:date style:data-style-name="N106" text:date-value="2015-03-31T12:01:28.418000098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5-03-31T12:01:28.433000142">31/03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section text:style-name="Sect1" text:name="Section1">
          <text:p text:style-name="P10"/>
          <text:p text:style-name="P10"/>
          <text:p text:style-name="P3"><text:user-field-get text:name="personne_qual"/>,</text:p>
          <text:p text:style-name="P3"/>
          <text:p text:style-name="P4"><text:span text:style-name="T6">Dans mon courrier du </text:span><text:span text:style-name="T6"><text:user-field-get text:name="passagecommissionepprecedent_impressiondecision"/></text:span><text:span text:style-name="T6">, </text:span><text:span text:style-name="T8">je vous informais de la décision du Président du Conseil </text:span><text:span text:style-name="T9">départemental </text:span><text:span text:style-name="T8">de réduire votre allocation de Revenu de Solidarité Active (RSA) de 100 €, en raison de l’absence de démarches d’insertion de votre part.</text:span><text:span text:style-name="T6"> </text:span></text:p>
          <text:p text:style-name="P5"/>
          <text:section text:style-name="Sect1" text:name="PE" text:condition="ooow:0" text:display="condition">
            <text:p text:style-name="P21">Je vous invitais également à signer dans les plus brefs délais un Projet Personnalisé d’Accès à l’Emploi (PPAE), et vous indiquais qu’à défaut, votre dossier repasserait en commission et que vous vous exposeriez à une suspension de votre RSA.</text:p>
            <text:p text:style-name="P21"/>
          </text:section>
          <text:section text:style-name="Sect1" text:name="PDV SS" text:condition="ooow:structurereferente_typeorient_id == &quot;3&quot;" text:is-hidden="true">
            <text:p text:style-name="P20">Je vous invitais également à signer dans les plus brefs délais un Contrat d’Engagement Réciproque (CER), et vous indiquais qu’à défaut, votre dossier repasserait en commission et que vous vous exposeriez à une suspension de votre RSA.</text:p>
            <text:p text:style-name="P19">Cependant, à ce jour, je n’ai reçu aucun CER vous concernant.</text:p>
          </text:section>
          <text:p text:style-name="P19"><text:span text:style-name="T7">Par conséquent, votre situation va être soumise à la réunion de l’Equipe Pluridisciplinaire (EP) qui se réunira le </text:span><text:s/><text:user-field-get style:data-style-name="N79" text:name="commissionep_dateseance">samedi 30 décembre 1899</text:user-field-get> à <text:user-field-get text:name="commissionep_dateseance_time"/> à  l'adresse suivante:</text:p>
          <text:p text:style-name="P22"/>
          <text:p text:style-name="P23"><text:user-field-get text:name="commissionep_lieuseance"/></text:p>
          <text:p text:style-name="P11"><text:user-field-get text:name="commissionep_adresseseance"/></text:p>
          <text:p text:style-name="P11"><text:user-field-get text:name="commissionep_codepostalseance"/> <text:user-field-get text:name="commissionep_villeseance"/></text:p>
          <text:p text:style-name="P11"/>
          <text:p text:style-name="P12">Je vous rappelle que vous pourrez être <text:conditional-text text:condition="ooow:personne_qual==&quot;Monsieur&quot;" text:string-value-if-true="entendu" text:string-value-if-false="entendue" text:current-value="true">entendue</text:conditional-text> par l’équipe pluridisciplinaire si vous le souhaitez et vous faire accompagner d’une personne de votre choix.</text:p>
          <text:p text:style-name="P12"/>
          <text:p text:style-name="P18">Toutefois, si vous venez de conclure un CER ou que vous disposez d'un Projet Personnalisé d'Accès à l'Emploi en cours de validité, votre situation est régularisée et vous ne devez pas tenir compte de ce courrier.</text:p>
          <text:p text:style-name="P12"/>
          <text:p text:style-name="P17"><text:soft-page-break/><text:span text:style-name="T6">Je vous prie d’agréer, </text:span><text:span text:style-name="T6"><text:user-field-get text:name="personne_qual"/></text:span><text:span text:style-name="T6">, l’expression de mes salutations distinguées.</text:span></text:p>
          <text:p text:style-name="P16"/>
          <text:p text:style-name="P2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2:01:28.246000000</dc:date>
    <meta:editing-duration>PT7H26M39S</meta:editing-duration>
    <meta:editing-cycles>133</meta:editing-cycles>
    <meta:generator>LibreOffice/4.3.2.2$Windows_x86 LibreOffice_project/edfb5295ba211bd31ad47d0bad0118690f76407d</meta:generator>
    <meta:printed-by>linda baitech</meta:printed-by>
    <meta:print-date>2013-07-29T11:15:18.49</meta:print-date>
    <dc:creator>linda baitech</dc:creator>
    <meta:document-statistic meta:table-count="1" meta:image-count="0" meta:object-count="0" meta:page-count="3" meta:paragraph-count="20" meta:word-count="244" meta:character-count="1528" meta:non-whitespace-character-count="1278"/>
  </office:meta>
</office:document-meta>
</file>